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Code" style:family="text">
      <style:text-properties style:font-name="Calibri" style:font-name-complex="Times New Roman" fo:font-weight="bold" style:font-weight-asian="bold" fo:background-color="transparent"/>
    </style:style>
    <style:style style:name="T14" style:parent-style-name="Code" style:family="text">
      <style:text-properties style:font-name="Calibri" style:font-name-complex="Times New Roman" fo:background-color="transparent"/>
    </style:style>
    <style:style style:name="T15" style:parent-style-name="Code" style:family="text">
      <style:text-properties style:font-name="Calibri" style:font-name-complex="Times New Roman" fo:background-color="transparent"/>
    </style:style>
    <style:style style:name="T16" style:parent-style-name="Code" style:family="text">
      <style:text-properties style:font-name="Calibri" style:font-name-complex="Times New Roman" fo:background-color="transparent"/>
    </style:style>
    <style:style style:name="T17" style:parent-style-name="Code" style:family="text">
      <style:text-properties style:font-name="Calibri" style:font-name-complex="Times New Roman" fo:background-color="transparent"/>
    </style:style>
    <style:style style:name="T18" style:parent-style-name="Code" style:family="text">
      <style:text-properties style:font-name="Calibri" style:font-name-complex="Times New Roman" fo:background-color="transparent"/>
    </style:style>
    <style:style style:name="T19" style:parent-style-name="Code" style:family="text">
      <style:text-properties style:font-name="Calibri" style:font-name-complex="Times New Roman" fo:background-color="transparent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h text:style-name="P1" text:outline-level="1">Basic<text:s/>Kotlin Cheat Sheet</text:h>
      <text:p text:style-name="NoSpacing"><text:span text:style-name="T2">Comment blocks:<text:s/></text:span>C++/Java style<text:s/><text:span text:style-name="Code">//</text:span><text:s/>and<text:s/><text:span text:style-name="Code">/* */</text:span></text:p>
      <text:p text:style-name="NoSpacing"><text:span text:style-name="T3">Variables:<text:s/></text:span><text:span text:style-name="Code">var</text:span><text:s/>= mutable,<text:s/><text:span text:style-name="Code">val</text:span><text:s/>= immutable,<text:s/><text:span text:style-name="Code">?</text:span><text:s/>nullable. Example<text:s/><text:span text:style-name="Code">var myString : String? = null</text:span></text:p>
      <text:p text:style-name="NoSpacing"><text:span text:style-name="T4">Types</text:span>:<text:s/><text:span text:style-name="Code">Byte</text:span>,<text:s/><text:span text:style-name="Code">Short</text:span>,<text:s/><text:span text:style-name="Code">Int</text:span>,<text:s/><text:span text:style-name="Code">Long</text:span>,<text:s/><text:span text:style-name="Code">Float</text:span>,<text:s/><text:span text:style-name="Code">Double</text:span>,<text:s/><text:span text:style-name="Code">Char</text:span>,<text:s/><text:span text:style-name="Code">Boolean</text:span><text:s/>(<text:span text:style-name="Code">true</text:span>|<text:span text:style-name="Code">false</text:span>),<text:s/><text:span text:style-name="Code">String</text:span>,<text:s/><text:span text:style-name="Code">Any</text:span><text:span text:style-name="Code"><text:s/></text:span>(Object or primative). Numbers can have underscores to help readability.<text:s/><text:span text:style-name="Code">1_000_000, 0xFF_CB, 0b10011001_10101010</text:span></text:p>
      <text:p text:style-name="NoSpacing"><text:span text:style-name="T5">OOP Keywords</text:span>:<text:s/><text:span text:style-name="Code">class</text:span>,<text:s/><text:span text:style-name="Code">object</text:span>(singleton),<text:s/><text:span text:style-name="Code">interface</text:span>.<text:s/><text:span text:style-name="T6">Modifiers</text:span>:<text:s/><text:span text:style-name="Code">open</text:span>,<text:s/><text:span text:style-name="Code">final</text:span>,<text:s/><text:span text:style-name="Code">const</text:span>,<text:s/><text:span text:style-name="Code">companion</text:span>,<text:s/><text:span text:style-name="Code">abstract</text:span>,<text:s/><text:span text:style-name="Code">sealed</text:span></text:p>
      <text:p text:style-name="NoSpacing"><text:span text:style-name="T7">Operators – Maths:</text:span><text:span text:style-name="Code">+</text:span><text:s/>(<text:span text:style-name="Code">plus</text:span>),<text:s/><text:span text:style-name="Code">-</text:span><text:s/>(<text:span text:style-name="Code">minus</text:span>),<text:s/><text:span text:style-name="Code">/</text:span><text:s/>(<text:span text:style-name="Code">div</text:span>),<text:s/><text:span text:style-name="Code">%</text:span><text:s/>(<text:span text:style-name="Code">mod</text:span>),<text:s/><text:span text:style-name="Code">*</text:span><text:s/>(<text:span text:style-name="Code">times</text:span>) , += (<text:span text:style-name="Code">plusAssign</text:span>), -= (<text:span text:style-name="Code">minusAssign</text:span>), etc…<text:line-break/><text:span text:style-name="Code">+a</text:span><text:s/>(<text:span text:style-name="Code">unaryPlus</text:span>),<text:s/><text:span text:style-name="Code">-a</text:span><text:s/>(<text:span text:style-name="Code">unaryMi</text:span><text:span text:style-name="Code">nus</text:span>),<text:s/><text:span text:style-name="Code">!a</text:span><text:s/>(<text:span text:style-name="Code">not</text:span>),<text:s/><text:span text:style-name="Code">++a</text:span>,<text:s/><text:span text:style-name="Code">a++</text:span><text:s/>(<text:span text:style-name="Code">inc</text:span>), --a, a—(dec),<text:s/><text:span text:style-name="Code">==</text:span>, != (<text:span text:style-name="Code">equals</text:span>), &lt;, &gt; , &gt;=, &lt;= (<text:span text:style-name="Code">compareTo</text:span>)<text:line-break/><text:span text:style-name="Code">===</text:span><text:s/>compares references.<text:s/><text:span text:style-name="Code">(null === null) == true</text:span>.</text:p>
      <text:p text:style-name="NoSpacing"><text:span text:style-name="T8">Conditionals</text:span><text:span text:style-name="T9"><text:line-break/></text:span><text:span text:style-name="Code">if</text:span><text:s/>is a function. So<text:s/><text:span text:style-name="Code">var myInt = if (true) then 42 else 0</text:span><text:s/>will assign 42 to myInt. No :?<text:s/>Operator<text:line-break/><text:span text:style-name="Code">w</text:span><text:span text:style-name="Code">hen</text:span><text:s/>replaces switch/case. You can<text:s/>constants and arbitrary<text:s/>expressions. Execution stops when<text:s/>condition satisfied.<text:line-break/><text:span text:style-name="Code">when (x) {</text:span><text:span text:style-name="Code"><text:line-break/></text:span><text:span text:style-name="Code"><text:tab/>0,1 -&gt; print(“0 or 1”)</text:span><text:span text:style-name="Code"><text:line-break/></text:span><text:span text:style-name="Code"><text:tab/>parseInt(s) -&gt; print(“s encodes x”)</text:span><text:span text:style-name="Code"><text:line-break/></text:span><text:span text:style-name="Code"><text:tab/>in 10..100-&gt;print(“between 10 and 100”)</text:span><text:span text:style-name="Code"><text:line-break/></text:span><text:span text:style-name="Code"><text:tab/>else -&gt; print(“something else”)</text:span><text:span text:style-name="Code"><text:line-break/>}</text:span><text:span text:style-name="Code"><text:line-break/></text:span>when<text:s/>can be used to replace if/else/if chains<text:line-break/><text:span text:style-name="Code">when {</text:span><text:span text:style-name="Code"><text:line-break/></text:span><text:span text:style-name="Code"><text:tab/>x&lt;0 -&gt; print(“x is minus”)</text:span><text:span text:style-name="Code"><text:line-break/></text:span><text:span text:style-name="Code"><text:tab/>x in 1..10 -&gt; print(“x is in range”)</text:span><text:span text:style-name="Code"><text:line-break/></text:span><text:span text:style-name="Code"><text:tab/>else -&gt; print(“out of range”)</text:span><text:span text:style-name="Code"><text:line-break/>}</text:span></text:p>
      <text:p text:style-name="NoSpacing"><text:span text:style-name="T10">Type casting and conversion</text:span><text:span text:style-name="T11">:<text:s/></text:span>is, as, as?<text:s/><text:line-break/><text:span text:style-name="Code">if (myObject is String) print(x.length)</text:span><text:span text:style-name="Code">;</text:span><text:s/><text:s/><text:span text:style-name="Code">x</text:span><text:s/>is smart cast to<text:s/><text:span text:style-name="Code">String</text:span><text:span text:style-name="Code"><text:line-break/>as</text:span><text:s/>considered unsafe. Use<text:s/><text:span text:style-name="Code">as?</text:span>.<text:s/><text:span text:style-name="Code">Val x: String? = y as? String</text:span></text:p>
      <text:p text:style-name="NoSpacing"><text:span text:style-name="T12">Exceptions</text:span>:<text:s/><text:span text:style-name="Code">try catch finally</text:span>. Try can be used as an expression:<text:line-break/><text:span text:style-name="Code">val a: Int? = try { parseInt(input) } catch (e: NumberFormatException) { null }</text:span></text:p>
      <text:p text:style-name="NoSpacing"><text:span text:style-name="T13">Flow</text:span><text:span text:style-name="T14">:<text:s/></text:span><text:span text:style-name="Code">while</text:span><text:span text:style-name="T15">/</text:span><text:span text:style-name="Code">do while</text:span><text:span text:style-name="T16"><text:s/>same as Java/C++</text:span></text:p>
      <text:p text:style-name="NoSpacing"><text:span text:style-name="Code">for</text:span><text:span text:style-name="T17"><text:s/>is the<text:s/></text:span><text:span text:style-name="T18">equivalent to<text:s/></text:span><text:span text:style-name="Code">foreach</text:span><text:span text:style-name="T19"><text:s/>in other languages.</text:span></text:p>
      <text:p text:style-name="NoSpacing"><text:span text:style-name="Code">for (item in collection) print(item)</text:span><text:span text:style-name="Code"><text:s/></text:span></text:p>
      <text:p text:style-name="NoSpacing"><text:span text:style-name="Code">for (counter in lowerBound..upperBound) print(counter)</text:span></text:p>
      <text:p text:style-name="NoSpacing"><text:span text:style-name="Code">break</text:span>/<text:span text:style-name="Code">continue</text:span><text:s/>is supported in loops</text:p>
      <text:p text:style-name="Normal"><text:span text:style-name="T20">Classes</text:span><text:span text:style-name="T21">:<text:s/></text:span>Classes and members are public and final by default. Mark classes with<text:s/><text:span text:style-name="Code">open</text:span><text:s/>if required.<text:line-break/>Trivial Constructor<text:line-break/><text:span text:style-name="Code">class Person(val name: String, var age: Int)</text:span><text:s/>– creates name readonly field and age mutable field.</text:p>
      <text:p text:style-name="Normal">Non trivial Constructor<text:line-break/><text:span text:style-name="Code">class Person(name: String) {</text:span><text:span text:style-name="Code"><text:line-break/></text:span><text:span text:style-name="Code"><text:tab/>var firstName : String</text:span><text:span text:style-name="Code"><text:line-break/></text:span><text:span text:style-name="Code"><text:tab/>var secondName: String</text:span><text:span text:style-name="Code"><text:line-break/></text:span><text:span text:style-name="Code"><text:tab/></text:span><text:span text:style-name="Code">init {<text:s/></text:span><text:span text:style-name="Code"><text:line-break/></text:span><text:span text:style-name="Code"><text:tab/></text:span><text:span text:style-name="Code"><text:tab/>val separate = name.split(“ “)</text:span><text:span text:style-name="Code"><text:line-break/></text:span><text:span text:style-name="Code"><text:tab/></text:span><text:span text:style-name="Code"><text:tab/>firstName = separate[0]</text:span><text:span text:style-name="Code"><text:line-break/></text:span><text:span text:style-name="Code"><text:tab/></text:span><text:span text:style-name="Code"><text:tab/>secondName = separate[1]</text:span><text:span text:style-name="Code"><text:line-break/></text:span><text:span text:style-name="Code"><text:tab/>}</text:span><text:span text:style-name="Code"><text:line-break/>}</text:span></text:p>
      <text:p text:style-name="NoSpacing">Multiple constructors with super classes. Shows calling super and delegated constructors.<text:span text:style-name="Code"><text:line-break/>class MyView : View {</text:span><text:span text:style-name="Code"><text:line-break/></text:span><text:span text:style-name="Code"><text:s text:c="4"/>constru</text:span><text:span text:style-name="Code">ctor(ctx: Context) : this(ctx, MY_STYLE) //Delegated constructor</text:span><text:span text:style-name="Code"><text:line-break/></text:span><text:span text:style-name="Code"><text:s text:c="4"/>constructor(ctx: Context, attrs: At</text:span><text:span text:style-name="Code">tributeSet) : super(ctx, attrs)</text:span><text:span text:style-name="Code"><text:line-break/></text:span><text:span text:style-name="Code">}</text:span></text:p>
      <text:soft-page-break/>
      <text:p text:style-name="Normal"><text:line-break/><text:line-break/><text:line-break/><text:line-break/><text:line-break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ode" style:display-name="Code" style:family="text" style:parent-style-name="DefaultParagraphFont">
      <style:text-properties style:font-name="Consolas" style:font-name-complex="Calibri" style:use-window-font-color="true" fo:background-color="#F2F2F2"/>
    </style:style>
    <style:style style:name="cm-keyword" style:display-name="cm-keyword" style:family="text" style:parent-style-name="DefaultParagraphFont"/>
    <style:style style:name="cm-def" style:display-name="cm-def" style:family="text" style:parent-style-name="DefaultParagraphFont"/>
    <style:style style:name="cm-variable" style:display-name="cm-variable" style:family="text" style:parent-style-name="DefaultParagraphFont"/>
    <style:style style:name="cm-operator" style:display-name="cm-operator" style:family="text" style:parent-style-name="DefaultParagraphFont"/>
    <style:style style:name="cm-atom" style:display-name="cm-atom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mon Featherstone</meta:initial-creator>
    <dc:creator>Simon Featherstone</dc:creator>
    <meta:creation-date>2017-11-01T08:49:00Z</meta:creation-date>
    <dc:date>2017-11-01T12:15:00Z</dc:date>
    <meta:template xlink:href="Normal.dotm" xlink:type="simple"/>
    <meta:editing-cycles>6</meta:editing-cycles>
    <meta:editing-duration>PT12360S</meta:editing-duration>
    <meta:document-statistic meta:page-count="2" meta:paragraph-count="4" meta:word-count="372" meta:character-count="2489" meta:row-count="17" meta:non-whitespace-character-count="2121"/>
  </office:meta>
</office:document-meta>
</file>